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L1">
      <style:paragraph-properties fo:text-align="justify" style:justify-single-word="false"/>
      <style:text-properties officeooo:paragraph-rsid="001fa273"/>
    </style:style>
    <style:style style:name="P2" style:family="paragraph" style:parent-style-name="List_20_Paragraph" style:list-style-name="L1">
      <style:paragraph-properties fo:text-align="justify" style:justify-single-word="false"/>
      <style:text-properties officeooo:paragraph-rsid="00231c8f"/>
    </style:style>
    <style:style style:name="P3" style:family="paragraph" style:parent-style-name="List_20_Paragraph" style:list-style-name="L1">
      <style:paragraph-properties fo:text-align="justify" style:justify-single-word="false"/>
      <style:text-properties officeooo:paragraph-rsid="0010bb13"/>
    </style:style>
    <style:style style:name="P4" style:family="paragraph" style:parent-style-name="List_20_Paragraph" style:list-style-name="L1">
      <style:paragraph-properties fo:text-align="justify" style:justify-single-word="false"/>
      <style:text-properties officeooo:paragraph-rsid="0010807b"/>
    </style:style>
    <style:style style:name="P5" style:family="paragraph" style:parent-style-name="List_20_Paragraph" style:list-style-name="L1">
      <style:paragraph-properties fo:text-align="justify" style:justify-single-word="false"/>
      <style:text-properties fo:color="#ff0000" fo:font-weight="bold" officeooo:rsid="001b6bc7" officeooo:paragraph-rsid="00231c8f" style:font-weight-asian="bold" style:font-weight-complex="bold"/>
    </style:style>
    <style:style style:name="P6" style:family="paragraph" style:parent-style-name="List_20_Paragraph" style:list-style-name="L1">
      <style:paragraph-properties fo:text-align="justify" style:justify-single-word="false"/>
      <style:text-properties fo:color="#ff0000" officeooo:rsid="001b6bc7" officeooo:paragraph-rsid="00231c8f"/>
    </style:style>
    <style:style style:name="P7" style:family="paragraph" style:parent-style-name="List_20_Paragraph" style:list-style-name="L1">
      <style:paragraph-properties fo:text-align="justify" style:justify-single-word="false"/>
      <style:text-properties fo:color="#ff0000" officeooo:paragraph-rsid="0013fa6a"/>
    </style:style>
    <style:style style:name="P8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b6bc7" officeooo:paragraph-rsid="001b6bc7" style:text-blinking="false" fo:background-color="transparent"/>
    </style:style>
    <style:style style:name="P9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d4a85" officeooo:paragraph-rsid="001d4a85" style:text-blinking="false" fo:background-color="transparent"/>
    </style:style>
    <style:style style:name="P10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paragraph-rsid="0015c5b5" style:text-blinking="false" fo:background-color="transparent"/>
    </style:style>
    <style:style style:name="P11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paragraph-rsid="0010bb13" style:text-blinking="false" fo:background-color="transparent"/>
    </style:style>
    <style:style style:name="P12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paragraph-rsid="0010807b" style:text-blinking="false" fo:background-color="transparent"/>
    </style:style>
    <style:style style:name="P13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987c0" officeooo:paragraph-rsid="001987c0" style:text-blinking="false" fo:background-color="transparent"/>
    </style:style>
    <style:style style:name="P14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22e72" officeooo:paragraph-rsid="0010807b" style:text-blinking="false" fo:background-color="transparent"/>
    </style:style>
    <style:style style:name="P15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ff0000" style:text-line-through-style="none" style:text-line-through-type="none" style:font-name="Arial" fo:font-size="10.5pt" fo:font-style="normal" style:text-underline-style="none" fo:font-weight="normal" officeooo:paragraph-rsid="0013fa6a" style:text-blinking="false" fo:background-color="transparent"/>
    </style:style>
    <style:style style:name="P16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ff0000" style:text-line-through-style="none" style:text-line-through-type="none" style:font-name="Arial" fo:font-size="10.5pt" fo:font-style="normal" style:text-underline-style="none" fo:font-weight="normal" officeooo:paragraph-rsid="0010807b" style:text-blinking="false" fo:background-color="transparent"/>
    </style:style>
    <style:style style:name="P17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ff0000" style:text-line-through-style="none" style:text-line-through-type="none" style:font-name="Arial" fo:font-size="10.5pt" fo:font-style="normal" style:text-underline-style="none" fo:font-weight="normal" officeooo:rsid="001987c0" officeooo:paragraph-rsid="001987c0" style:text-blinking="false" fo:background-color="transparent"/>
    </style:style>
    <style:style style:name="P18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ff0000" style:text-line-through-style="none" style:text-line-through-type="none" style:font-name="Arial" fo:font-size="10.5pt" fo:font-style="normal" style:text-underline-style="none" fo:font-weight="normal" officeooo:rsid="0018026f" officeooo:paragraph-rsid="001987c0" style:text-blinking="false" fo:background-color="transparent"/>
    </style:style>
    <style:style style:name="P19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ff0000" style:text-line-through-style="none" style:text-line-through-type="none" style:font-name="Arial" fo:font-size="10.5pt" fo:font-style="normal" style:text-underline-style="none" fo:font-weight="normal" officeooo:rsid="00122e72" officeooo:paragraph-rsid="0010807b" style:text-blinking="false" fo:background-color="transparent"/>
    </style:style>
    <style:style style:name="P20" style:family="paragraph" style:parent-style-name="List_20_Paragraph" style:list-style-name="L1">
      <style:paragraph-properties fo:text-align="justify" style:justify-single-word="false"/>
      <style:text-properties fo:color="#000000" officeooo:rsid="001b6bc7" officeooo:paragraph-rsid="001b6bc7"/>
    </style:style>
    <style:style style:name="P21" style:family="paragraph" style:parent-style-name="List_20_Paragraph" style:list-style-name="L1">
      <style:paragraph-properties fo:text-align="justify" style:justify-single-word="false"/>
      <style:text-properties fo:color="#000000" officeooo:rsid="00122e72" officeooo:paragraph-rsid="0010807b"/>
    </style:style>
    <style:style style:name="P22" style:family="paragraph" style:parent-style-name="List_20_Paragraph" style:list-style-name="L1">
      <style:paragraph-properties fo:text-align="justify" style:justify-single-word="false"/>
      <style:text-properties officeooo:rsid="00122e72" officeooo:paragraph-rsid="0010807b"/>
    </style:style>
    <style:style style:name="P23" style:family="paragraph" style:parent-style-name="List_20_Paragraph" style:list-style-name="L1" style:master-page-name="Standard">
      <style:paragraph-properties fo:text-align="justify" style:justify-single-word="false" style:page-number="auto"/>
      <style:text-properties fo:font-variant="normal" fo:text-transform="none" fo:color="#ff0000" style:text-line-through-style="none" style:text-line-through-type="none" style:font-name="Arial" fo:font-size="10.5pt" fo:font-style="normal" style:text-underline-style="none" fo:font-weight="bold" officeooo:rsid="001fa273" officeooo:paragraph-rsid="001fa273" style:text-blinking="false" fo:background-color="transparent" style:font-weight-asian="bold" style:font-weight-complex="bold"/>
    </style:style>
    <style:style style:name="P24" style:family="paragraph" style:parent-style-name="List_20_Paragraph" style:list-style-name="L1">
      <style:paragraph-properties fo:margin-left="0cm" fo:margin-right="0cm" fo:text-align="justify" style:justify-single-word="false" fo:text-indent="0cm" style:auto-text-indent="false"/>
      <style:text-properties officeooo:rsid="001987c0" officeooo:paragraph-rsid="001987c0"/>
    </style:style>
    <style:style style:name="T1" style:family="text">
      <style:text-properties fo:font-variant="normal" fo:text-transform="none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style:text-line-through-style="none" style:text-line-through-type="none" style:font-name="Arial" fo:font-size="10.5pt" fo:font-style="normal" style:text-underline-style="none" fo:font-weight="normal" officeooo:rsid="0010e9aa" style:text-blinking="false" fo:background-color="transparent" loext:char-shading-value="0"/>
    </style:style>
    <style:style style:name="T3" style:family="text">
      <style:text-properties fo:font-variant="normal" fo:text-transform="none" style:text-line-through-style="none" style:text-line-through-type="none" style:font-name="Arial" fo:font-size="10.5pt" fo:font-style="normal" style:text-underline-style="none" fo:font-weight="normal" officeooo:rsid="0015c5b5" style:text-blinking="false" fo:background-color="transparent" loext:char-shading-value="0"/>
    </style:style>
    <style:style style:name="T4" style:family="text">
      <style:text-properties fo:font-variant="normal" fo:text-transform="none" style:text-line-through-style="none" style:text-line-through-type="none" style:font-name="Arial" fo:font-size="10.5pt" fo:font-style="normal" style:text-underline-style="none" fo:font-weight="normal" officeooo:rsid="001d4a85" style:text-blinking="false" fo:background-color="transparent" loext:char-shading-value="0"/>
    </style:style>
    <style:style style:name="T5" style:family="text">
      <style:text-properties fo:font-variant="normal" fo:text-transform="none" style:text-line-through-style="none" style:text-line-through-type="none" style:font-name="Arial" fo:font-size="10.5pt" fo:font-style="normal" style:text-underline-style="none" fo:font-weight="normal" officeooo:rsid="001ef88a" style:text-blinking="false" fo:background-color="transparent" loext:char-shading-value="0"/>
    </style:style>
    <style:style style:name="T6" style:family="text">
      <style:text-properties fo:font-variant="normal" fo:text-transform="none" style:text-line-through-style="none" style:text-line-through-type="none" style:font-name="Arial" fo:font-size="10.5pt" fo:font-style="normal" style:text-underline-style="none" fo:font-weight="normal" officeooo:rsid="00231c8f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style:font-name="Arial" fo:font-size="10.5pt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style:font-name="Arial" fo:font-size="10.5pt" fo:font-style="normal" style:text-underline-style="none" officeooo:rsid="00231c8f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af18c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20bf2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999999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officeooo:rsid="00231c8f" style:font-size-asian="10pt" style:font-size-complex="10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407758413898151721" text:style-name="L1">
        <text:list-item>
          <text:p text:style-name="P23">To replace a string with another string in multiple files recursively:</text:p>
          <text:p text:style-name="P1"><text:bookmark-start text:name="__DdeLink__494_513586577"/><text:span text:style-name="Source_20_Text"><text:span text:style-name="T14">grep -rli 'old-word' * | xargs -i@ sed -i 's/old-word/new-word/g' @</text:span></text:span><text:bookmark-end text:name="__DdeLink__494_513586577"/></text:p>
        </text:list-item>
        <text:list-item>
          <text:p text:style-name="P5"><text:span text:style-name="T7">T</text:span><text:span text:style-name="T8">o delete the lines from multiple files containing a particular string recursively:</text:span></text:p>
          <text:p text:style-name="P2"><text:span text:style-name="Source_20_Text"><text:span text:style-name="T15">find . -type f -exec sed -i '/</text:span></text:span><text:span text:style-name="Source_20_Text"><text:span text:style-name="T16">string_to_be_searched</text:span></text:span><text:span text:style-name="Source_20_Text"><text:span text:style-name="T15">/d' {} \;</text:span></text:span></text:p>
        </text:list-item>
        <text:list-item>
          <text:p text:style-name="P6"><text:span text:style-name="T6">T</text:span><text:span text:style-name="T1">o go to </text:span><text:span text:style-name="T5">any</text:span><text:span text:style-name="T1"> previous commit </text:span><text:span text:style-name="T4">and then again forward to the current commit</text:span><text:span text:style-name="T1">:</text:span></text:p>
          <text:p text:style-name="P8">git log</text:p>
          <text:p text:style-name="P8">// This command will print many of the recent commits with commit id and timestamp.</text:p>
          <text:p text:style-name="P8">// To go to any particular previous commit, run the following command:</text:p>
          <text:p text:style-name="P8">git reset --hard 134fd1ae504b5597b2a6cf8424105a866d76a450</text:p>
          <text:p text:style-name="P20"><text:span text:style-name="T1">// </text:span><text:span text:style-name="T4">Now to move forward to </text:span><text:span text:style-name="T5">the last current commit</text:span><text:span text:style-name="T4">:</text:span></text:p>
          <text:p text:style-name="P9">git reset 'HEAD@{1}'</text:p>
          <text:p text:style-name="P9">git status</text:p>
          <text:p text:style-name="P9">git checkout -- deleted_files</text:p>
        </text:list-item>
        <text:list-item>
          <text:p text:style-name="P7"><text:span text:style-name="T1">To create a new branch </text:span><text:span text:style-name="T3">from master</text:span><text:span text:style-name="T1">:</text:span></text:p>
          <text:p text:style-name="P10">git checkout master</text:p>
          <text:p text:style-name="P10">git checkout -b training</text:p>
        </text:list-item>
        <text:list-item>
          <text:p text:style-name="P15">To start working on a new issue:</text:p>
          <text:p text:style-name="P11">“git pull origin master”</text:p>
          <text:p text:style-name="P11">git checkout -b branchname</text:p>
          <text:p text:style-name="P3"><text:span text:style-name="T9">make </text:span><text:span text:style-name="T10">your</text:span><text:span text:style-name="T9"> changes...</text:span></text:p>
          <text:p text:style-name="P11">git add filename1 filename2</text:p>
          <text:p text:style-name="P11">git commit -m”message” (to create the hash for the changes)</text:p>
          <text:p text:style-name="P11">git push origin branchname</text:p>
        </text:list-item>
        <text:list-item>
          <text:p text:style-name="P17">If “Please tell me who you are.” error comes in git during commit:</text:p>
          <text:p text:style-name="P13">git init</text:p>
          <text:p text:style-name="P13">git config user.name "shubham-moglix"</text:p>
          <text:p text:style-name="P13">git config user.email "shubham.priyadarshi@moglix.com"</text:p>
        </text:list-item>
        <text:list-item>
          <text:p text:style-name="P18">To see the list of files having differences in two versions:</text:p>
          <text:p text:style-name="P21"><text:span text:style-name="T1">git diff --name-status master </text:span><text:span text:style-name="T2">my_branch</text:span></text:p>
        </text:list-item>
        <text:list-item>
          <text:p text:style-name="P19"><text:bookmark text:name="docs-internal-guid-7ddeb9b4-2469-bbc5-95fc-dd16329e6485"/>If git tag is not recognized:</text:p>
          <text:p text:style-name="P14">git fetch –tags</text:p>
        </text:list-item>
        <text:list-item>
          <text:p text:style-name="P19"><text:bookmark text:name="docs-internal-guid-7ddeb9b4-246a-3653-b91a-e6b0c86e5bd6"/>To do git clone for any app:</text:p>
          <text:p text:style-name="P14">git clone url</text:p>
        </text:list-item>
        <text:list-item>
          <text:p text:style-name="P19"><text:bookmark text:name="docs-internal-guid-7ddeb9b4-246b-3af6-be46-4da817f7e3a4"/>To create a branch from some particular version:</text:p>
          <text:p text:style-name="P12">git clone --branch v1.0.0 url branchname</text:p>
          <text:p text:style-name="P12"><text:bookmark text:name="docs-internal-guid-7ddeb9b4-246b-aaa1-56d7-98911c3d77e5"/>url can also be found from “vi .git/config” command inside the v1.0.0 directory.</text:p>
        </text:list-item>
        <text:list-item>
          <text:p text:style-name="P16"><text:bookmark text:name="docs-internal-guid-7ddeb9b4-246c-2e14-6a02-105179837b49"/>To create release tags:</text:p>
          <text:p text:style-name="P12">Go to current</text:p>
          <text:p text:style-name="P12">git checkout master</text:p>
          <text:p text:style-name="P12">git pull origin master</text:p>
          <text:p text:style-name="P12">git checkout release</text:p>
          <text:p text:style-name="P12">git pull origin release</text:p>
          <text:p text:style-name="P12">git diff master release</text:p>
          <text:p text:style-name="P4"><text:span text:style-name="T9">If </text:span><text:span text:style-name="T11">there is no any</text:span><text:span text:style-name="T9"> diff, we can merge our code. If there is diff, someone other also has added his code in release.</text:span></text:p>
          <text:p text:style-name="P12">git merge tagname</text:p>
          <text:p text:style-name="P12">git push origin release</text:p>
          <text:p text:style-name="P12">git tag tagname (rc tagname)</text:p>
          <text:p text:style-name="P12">git push origin tagname</text:p>
        </text:list-item>
        <text:list-item>
          <text:p text:style-name="P16"><text:bookmark text:name="docs-internal-guid-7ddeb9b4-246e-a6a2-36d0-430cc6d50712"/>To put the code in someone other’s workspace:</text:p>
          <text:p text:style-name="P12">git push origin branchname</text:p>
          <text:p text:style-name="P12">Go to the other user’s same app current.</text:p>
          <text:p text:style-name="P12">git checkout master</text:p>
          <text:p text:style-name="P12"><text:soft-page-break/>git pull</text:p>
          <text:p text:style-name="P12">git checkout branchname</text:p>
        </text:list-item>
        <text:list-item>
          <text:p text:style-name="P16"><text:bookmark text:name="docs-internal-guid-7ddeb9b4-2470-4bbb-80d1-e57b629ca8c1"/><text:bookmark-start text:name="__DdeLink__42195_1251961337"/>To start working on a new issue:</text:p>
          <text:p text:style-name="P4"><text:span text:style-name="T12">“</text:span><text:span text:style-name="T9">git pull” to master or “git pull origin master”</text:span></text:p>
          <text:p text:style-name="P12">git checkout -b branchname</text:p>
          <text:p text:style-name="P4"><text:span text:style-name="T9">make </text:span><text:span text:style-name="T10">your</text:span><text:span text:style-name="T9"> changes</text:span></text:p>
          <text:p text:style-name="P12">git add filename1 filename2</text:p>
          <text:p text:style-name="P12">git commit -m”message” (to create the hash for the changes)</text:p>
          <text:p text:style-name="P12">git push origin branchname</text:p>
        </text:list-item>
        <text:list-item>
          <text:p text:style-name="P16"><text:bookmark-end text:name="__DdeLink__42195_1251961337"/>To create a beta tag:</text:p>
          <text:p text:style-name="P12">Go to your branch on terminal</text:p>
          <text:p text:style-name="P12">git pull origin master</text:p>
          <text:p text:style-name="P12">git push origin branchname</text:p>
          <text:p text:style-name="P12">git tag tagname</text:p>
          <text:p text:style-name="P12">git push origin tagname</text:p>
        </text:list-item>
        <text:list-item>
          <text:p text:style-name="P16">To create a rc tag</text:p>
          <text:p text:style-name="P12">Go to release branch</text:p>
          <text:p text:style-name="P12">git pull origin release</text:p>
          <text:p text:style-name="P12">git merge betatag</text:p>
          <text:p text:style-name="P12">git push origin release</text:p>
          <text:p text:style-name="P4"><text:span text:style-name="T9">git tag tagname</text:span><text:span text:style-name="T13">(this is rc tag)</text:span></text:p>
          <text:p text:style-name="P12">git push origin tagname</text:p>
        </text:list-item>
        <text:list-item>
          <text:p text:style-name="P16">To see someone’s changes git log:</text:p>
          <text:p text:style-name="P12">git log --follow -p – web/js_minify/merge_mobile_mix_1.js</text:p>
        </text:list-item>
        <text:list-item>
          <text:p text:style-name="P16">Important git commands:</text:p>
          <text:p text:style-name="P12">git status</text:p>
          <text:p text:style-name="P12">git diff</text:p>
          <text:p text:style-name="P12">git branch</text:p>
          <text:p text:style-name="P12">git checkout master mnj_main.php</text:p>
        </text:list-item>
        <text:list-item>
          <text:p text:style-name="P22">en</text:p>
          <text:p text:style-name="P2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apple-style-span" style:family="text" style:parent-style-name="Default_20_Paragraph_20_Fon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u</meta:initial-creator>
    <meta:editing-cycles>164</meta:editing-cycles>
    <meta:creation-date>2015-08-07T20:28:00</meta:creation-date>
    <dc:date>2017-03-24T13:55:43.162146677</dc:date>
    <meta:editing-duration>P6DT12H28M26S</meta:editing-duration>
    <meta:generator>LibreOffice/5.1.6.2$Linux_X86_64 LibreOffice_project/10m0$Build-2</meta:generator>
    <meta:document-statistic meta:table-count="0" meta:image-count="0" meta:object-count="0" meta:page-count="2" meta:paragraph-count="82" meta:word-count="482" meta:character-count="2745" meta:non-whitespace-character-count="2366"/>
    <meta:user-defined meta:name="AppVersion">12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